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84bd" officeooo:paragraph-rsid="000684bd"/>
    </style:style>
    <style:style style:name="P2" style:family="paragraph" style:parent-style-name="Standard">
      <style:text-properties officeooo:rsid="000684bd" officeooo:paragraph-rsid="0008f34d"/>
    </style:style>
    <style:style style:name="P3" style:family="paragraph" style:parent-style-name="Standard">
      <style:text-properties officeooo:rsid="00082e47"/>
    </style:style>
    <style:style style:name="P4" style:family="paragraph" style:parent-style-name="Standard">
      <style:text-properties officeooo:rsid="0008f34d" officeooo:paragraph-rsid="0008f34d"/>
    </style:style>
    <style:style style:name="P5" style:family="paragraph" style:parent-style-name="Standard">
      <style:text-properties officeooo:rsid="000961ae" officeooo:paragraph-rsid="000961ae"/>
    </style:style>
    <style:style style:name="P6" style:family="paragraph" style:parent-style-name="Standard">
      <style:text-properties officeooo:paragraph-rsid="000961ae"/>
    </style:style>
    <style:style style:name="T1" style:family="text">
      <style:text-properties officeooo:rsid="000684bd"/>
    </style:style>
    <style:style style:name="T2" style:family="text">
      <style:text-properties officeooo:rsid="0008f3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ander Shah</text:p>
      <text:p text:style-name="Standard">Homework 9: Searching Ordered Data and Search Trees</text:p>
      <text:p text:style-name="Standard">Data Structures</text:p>
      <text:p text:style-name="Standard"/>
      <text:p text:style-name="Standard">1. a) If no record with the key target is present.</text:p>
      <text:p text:style-name="P6"><text:tab/></text:p>
      <text:p text:style-name="P6"><text:span text:style-name="T1"><text:tab/>In a sequential search through unordered data, the search must go through all n items in the structure in order to determine that the target is not there as an unordered search must keep iterating until it finds something. In an ordered structure, a sequential search will still iterate through all n items in order to determine the key is not present.</text:span></text:p>
      <text:p text:style-name="Standard"/>
      <text:p text:style-name="Standard">b) If one record with the key target is present and only one is sought.</text:p>
      <text:p text:style-name="Standard"/>
      <text:p text:style-name="Standard"><text:tab/><text:span text:style-name="T1">In an ordered list a sequential search will iterate through the list until the target is found. The search will find the target and return only the one element. In an unordered list the sequential search will still iterate over the n items until it finds the target and returns it. In an unordered search the likelihood of finding the specific target is random as we don’t know where in the linear list the target could be, comparatively, the ordered search has an average case of n/2 and the closer the target is to the beginning of the ordered search, the faster it returns the target.</text:span></text:p>
      <text:p text:style-name="Standard"/>
      <text:p text:style-name="Standard">2. a) If more than one record with the key target is present and it is desired to find</text:p>
      <text:p text:style-name="Standard">only the first one.</text:p>
      <text:p text:style-name="Standard"/>
      <text:p text:style-name="Standard"><text:tab/><text:span text:style-name="T1">In both an unordered and ordered list, the sequential search will iterate through the elements until the first instance of the target is found, which is returned. If we don’t care about returning more elements, the search is done.</text:span></text:p>
      <text:p text:style-name="Standard"/>
      <text:p text:style-name="Standard">b) If more than one record with the key target is present and it is desired to find</text:p>
      <text:p text:style-name="Standard">them all.</text:p>
      <text:p text:style-name="Standard"/>
      <text:p text:style-name="Standard"><text:tab/><text:span text:style-name="T1">In a typical sequential search, the first instance of the target is returned, if we want to return them all, the search would need to be modified to return a data structure containing the elements or some kind of struct or tuple. Specifically for an unordered search, all elements must be looked at every time the search is run to find all instances, in an ordered search, the elements will be one after another, so a range can be found by searching for a beginning point and ending point which can be returned like pointers or the elements themselves.</text:span></text:p>
      <text:p text:style-name="Standard"/>
      <text:p text:style-name="Standard">3. Write a method delete(key1, key2) to delete all records with keys between key1</text:p>
      <text:p text:style-name="Standard">and key2 (inclusive) from a binary search tree whose nodes look like this: <text:span text:style-name="T1">[</text:span>Left, keyi, right<text:span text:style-name="T1">]</text:span></text:p>
      <text:p text:style-name="Standard"/>
      <text:p text:style-name="Standard"><text:tab/><text:span text:style-name="T2">In a BST we can recursively call a delete function with parameters for high and low values of our keys in order to remove elements between them while keeping the tree intact. This can be accomplished by finding the correct nodes in the tree, filling them in with the leftmost nodes (smallest) and once we have removed from all the way right we recurse back up.</text:span></text:p>
      <text:p text:style-name="P1">```</text:p>
      <text:p text:style-name="P1">Method delete(node, key1, key2):</text:p>
      <text:p text:style-name="P2"><text:s text:c="4"/></text:p>
      <text:p text:style-name="P2"><text:span text:style-name="T2"><text:s text:c="4"/>// key2 should be &gt;= to key1</text:span></text:p>
      <text:p text:style-name="P2"><text:span text:style-name="T2"><text:s text:c="4"/>if key1 &gt; key2:</text:span></text:p>
      <text:p text:style-name="P1"><text:soft-page-break/><text:s text:c="8"/><text:span text:style-name="T2">tmp = key1</text:span></text:p>
      <text:p text:style-name="P1"><text:s text:c="8"/><text:span text:style-name="T2">key1 = key2</text:span></text:p>
      <text:p text:style-name="P4"><text:s text:c="8"/>key2 = tmp</text:p>
      <text:p text:style-name="P2"><text:s text:c="4"/></text:p>
      <text:p text:style-name="P2"><text:s text:c="4"/>// Base case if no nodes left</text:p>
      <text:p text:style-name="P1"><text:s text:c="4"/>if node == null:</text:p>
      <text:p text:style-name="P1"><text:s text:c="8"/>return null</text:p>
      <text:p text:style-name="P1"><text:s text:c="4"/>// recurse left subtree</text:p>
      <text:p text:style-name="P1"><text:s text:c="4"/>if node.key &gt;= key1:</text:p>
      <text:p text:style-name="P1"><text:s text:c="8"/>node.left = delete(node.left, key1, key2)</text:p>
      <text:p text:style-name="P1"><text:s text:c="4"/>// recurse right subtree</text:p>
      <text:p text:style-name="P1"><text:s text:c="4"/>if node.key &lt;= key2:</text:p>
      <text:p text:style-name="P1"><text:s text:c="8"/>node.right = delete(node.right, key1, key2)</text:p>
      <text:p text:style-name="P1"/>
      <text:p text:style-name="P1"><text:s text:c="4"/>// <text:span text:style-name="T2">keys within range</text:span></text:p>
      <text:p text:style-name="P1"><text:s text:c="4"/>if node.key &gt;= key1 and node.key &lt;= key2:</text:p>
      <text:p text:style-name="P1"><text:s text:c="8"/>// with one or fewer children, we can snip empty branches </text:p>
      <text:p text:style-name="P1"><text:s text:c="8"/>if node.left == null:</text:p>
      <text:p text:style-name="P1"><text:s text:c="12"/>return node.right</text:p>
      <text:p text:style-name="P1"><text:s text:c="8"/>else if node.right == null:</text:p>
      <text:p text:style-name="P1"><text:s text:c="12"/>return node.left</text:p>
      <text:p text:style-name="P1"><text:s text:c="8"/>else:</text:p>
      <text:p text:style-name="P1"><text:s text:c="12"/>// has left and right child</text:p>
      <text:p text:style-name="P1"><text:s text:c="12"/>// remove what’s within range by swapping the smallest node (furthest left) with<text:span text:style-name="T2">in</text:span> node’<text:span text:style-name="T2">s right</text:span></text:p>
      <text:p text:style-name="P1"><text:s text:c="12"/>minNode = node.right</text:p>
      <text:p text:style-name="P1"><text:s text:c="12"/>while minNode.left is not null</text:p>
      <text:p text:style-name="P1"><text:s text:c="16"/>minNode = minNode.left</text:p>
      <text:p text:style-name="P1"><text:s text:c="13"/>// replace node</text:p>
      <text:p text:style-name="P1"><text:s text:c="13"/>node.key = minNode.key</text:p>
      <text:p text:style-name="P1"/>
      <text:p text:style-name="P1"><text:s text:c="12"/>// recursively delete right tree until bst is achieved</text:p>
      <text:p text:style-name="P1"><text:s text:c="12"/>// <text:span text:style-name="T2">todo delete(node.right, node.key, key2)</text:span></text:p>
      <text:p text:style-name="P1"><text:s text:c="12"/>node.right = delete(node.right, minNode.key, <text:span text:style-name="T2">key2</text:span>)</text:p>
      <text:p text:style-name="P1"/>
      <text:p text:style-name="P1"><text:s text:c="4"/>return node</text:p>
      <text:p text:style-name="P1">```</text:p>
      <text:p text:style-name="Standard"/>
      <text:p text:style-name="Standard">4. Write a method to delete a record from a B-tree of order n.</text:p>
      <text:p text:style-name="Standard">[p0, r1, p1, r2, p2, r3, ..., pn-1, rn, pn]</text:p>
      <text:p text:style-name="P5"/>
      <text:p text:style-name="P5">```</text:p>
      <text:p text:style-name="P5">method deleteFromBTree(node, key, order)</text:p>
      <text:p text:style-name="P5"><text:s text:c="4"/>if node is null</text:p>
      <text:p text:style-name="P5"><text:s text:c="8"/>return null</text:p>
      <text:p text:style-name="P5"/>
      <text:p text:style-name="P5"><text:s text:c="4"/>index = getIndex(node, key) </text:p>
      <text:p text:style-name="P5"><text:s text:c="4"/>if index != -1 // key is in node</text:p>
      <text:p text:style-name="P5"><text:s text:c="8"/>if node is leaf</text:p>
      <text:p text:style-name="P5"><text:s text:c="12"/>// remove key from leaf node</text:p>
      <text:p text:style-name="P5"><text:soft-page-break/><text:tab/>deleteKeyFromLeaf(node, key)</text:p>
      <text:p text:style-name="P5"/>
      <text:p text:style-name="P5"><text:s text:c="8"/>// key in internal node, check:</text:p>
      <text:p text:style-name="P5"><text:s text:c="8"/>// - if left child has &gt; min keys, replace with inorder predecessor</text:p>
      <text:p text:style-name="P5"><text:s text:c="8"/>// - if right child has &gt; min keys, replace with inorder successor</text:p>
      <text:p text:style-name="P5"><text:s text:c="8"/>// - if child has min keys, merge left and right children</text:p>
      <text:p text:style-name="P5"><text:s text:c="8"/>else</text:p>
      <text:p text:style-name="P5"><text:s text:c="12"/>if node.children[index].numberOfKeys &gt; order / 2</text:p>
      <text:p text:style-name="P5"><text:s text:c="16"/>predecessor = getPredecessor(node, index)</text:p>
      <text:p text:style-name="P5"><text:s text:c="16"/>node.keys[index] = predecessor</text:p>
      <text:p text:style-name="P5"><text:tab/> <text:s text:c="3"/>// recurse</text:p>
      <text:p text:style-name="P5"><text:s text:c="16"/>node.left = deleteFromBTree(node.left, predecessor, order) </text:p>
      <text:p text:style-name="P5"><text:s text:c="12"/>else if node.children[index + 1].numberOfKeys &gt; order / 2</text:p>
      <text:p text:style-name="P5"><text:s text:c="16"/>successor = getSuccessor(node, index)</text:p>
      <text:p text:style-name="P5"><text:s text:c="16"/>node.keys[index] = successor</text:p>
      <text:p text:style-name="P5"><text:s text:c="16"/>// recurse</text:p>
      <text:p text:style-name="P5"><text:tab/> <text:s text:c="3"/>node.right = deleteFromBTree(node.right, successor, order)</text:p>
      <text:p text:style-name="P5"><text:s text:c="12"/>else</text:p>
      <text:p text:style-name="P5"><text:tab/> <text:s text:c="3"/>// merge children and recurse</text:p>
      <text:p text:style-name="P5"><text:s text:c="16"/>mergeChildren(node, index, order) </text:p>
      <text:p text:style-name="P5"><text:s text:c="16"/>node.child[index] = deleteFromBTree(node.child[index], key, order)</text:p>
      <text:p text:style-name="P5"/>
      <text:p text:style-name="P5"><text:s text:c="4"/>else </text:p>
      <text:p text:style-name="P5"><text:s text:c="8"/>// key is not in the node</text:p>
      <text:p text:style-name="P5"><text:s text:c="8"/>// keep b-tree properties by borrowing from siblings</text:p>
      <text:p text:style-name="P5"><text:s text:c="8"/>// ensure child has enough keys</text:p>
      <text:p text:style-name="P5"><text:s text:c="8"/>if node.child[index].numberOfKeys == (order - 1) / 2</text:p>
      <text:p text:style-name="P5"><text:s text:c="12"/>if index != 0 and node.child[index - 1].numberOfKeys &gt; (order - 1) / 2</text:p>
      <text:p text:style-name="P5"><text:s text:c="16"/>borrowFromPrev(node, index)</text:p>
      <text:p text:style-name="P5"><text:s text:c="12"/>else if index != node.numberOfKeys and node.child[index + 1].numberOfKeys &gt; (order - 1) / 2</text:p>
      <text:p text:style-name="P5"><text:s text:c="16"/>borrowFromNext(node, index)</text:p>
      <text:p text:style-name="P5"><text:s text:c="12"/>else</text:p>
      <text:p text:style-name="P5"><text:s text:c="16"/>// merge with sibling node</text:p>
      <text:p text:style-name="P5"><text:s text:c="16"/>if index != node.numberOfKeys</text:p>
      <text:p text:style-name="P5"><text:s text:c="20"/>mergeChildren(node, index)</text:p>
      <text:p text:style-name="P5"><text:s text:c="16"/>else</text:p>
      <text:p text:style-name="P5"><text:s text:c="20"/>mergeChildren(node, index - 1)</text:p>
      <text:p text:style-name="P5"><text:s text:c="8"/>deleteFromBTree(node.child[index], key, order)</text:p>
      <text:p text:style-name="P5"/>
      <text:p text:style-name="P5"><text:s text:c="4"/>// handle zero key root</text:p>
      <text:p text:style-name="P5"><text:s text:c="4"/>if node.numberOfKeys == 0</text:p>
      <text:p text:style-name="P5"><text:s text:c="8"/>if node is leaf</text:p>
      <text:p text:style-name="P5"><text:s text:c="12"/>return null</text:p>
      <text:p text:style-name="P5"><text:s text:c="8"/>else</text:p>
      <text:p text:style-name="P5"><text:s text:c="12"/>return node.child[0]</text:p>
      <text:p text:style-name="P5"/>
      <text:p text:style-name="P5"><text:s text:c="4"/>return node</text:p>
      <text:p text:style-name="P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1:19:44.177927537</meta:creation-date>
    <dc:date>2023-11-28T18:09:32.418222885</dc:date>
    <meta:editing-duration>PT6H49M46S</meta:editing-duration>
    <meta:editing-cycles>4</meta:editing-cycles>
    <meta:generator>LibreOffice/7.6.2.1$MacOSX_AARCH64 LibreOffice_project/56f7684011345957bbf33a7ee678afaf4d2ba333</meta:generator>
    <meta:document-statistic meta:table-count="0" meta:image-count="0" meta:object-count="0" meta:page-count="3" meta:paragraph-count="109" meta:word-count="910" meta:character-count="6084" meta:non-whitespace-character-count="4475"/>
  </office:meta>
</office:document-meta>
</file>